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text-align="start" style:justify-single-word="false" fo:text-indent="0cm" style:auto-text-indent="false" style:writing-mode="lr-tb"/>
    </style:style>
    <style:style style:name="P2" style:family="paragraph" style:parent-style-name="Heading_20_4" style:list-style-name="">
      <style:paragraph-properties fo:margin-left="0cm" fo:margin-right="0cm" fo:margin-top="0.212cm" fo:margin-bottom="0.212cm" style:contextual-spacing="false" fo:text-align="start" style:justify-single-word="false" fo:text-indent="0cm" style:auto-text-indent="false" style:writing-mode="lr-tb"/>
    </style:style>
    <style:style style:name="P3" style:family="paragraph" style:parent-style-name="Heading_20_4" style:list-style-name="">
      <style:paragraph-properties fo:margin-left="0cm" fo:margin-right="0cm" fo:text-align="start" style:justify-single-word="false" fo:text-indent="0cm" style:auto-text-indent="false" style:writing-mode="lr-tb"/>
    </style:style>
    <style:style style:name="P4" style:family="paragraph" style:parent-style-name="Heading_20_4">
      <style:paragraph-properties fo:text-align="start" style:justify-single-word="false" style:writing-mode="lr-tb"/>
    </style:style>
    <style:style style:name="P5" style:family="paragraph" style:parent-style-name="Heading_20_4">
      <style:paragraph-properties fo:margin-left="0cm" fo:margin-right="0cm" fo:text-align="start" style:justify-single-word="false" fo:text-indent="0cm" style:auto-text-indent="false" style:writing-mode="lr-tb"/>
    </style:style>
    <style:style style:name="P6" style:family="paragraph" style:parent-style-name="Preformatted_20_Text">
      <style:paragraph-properties fo:margin-top="0cm" fo:margin-bottom="0cm" style:contextual-spacing="false" fo:text-align="start" style:justify-single-word="false" style:writing-mode="lr-tb"/>
    </style:style>
    <style:style style:name="P7" style:family="paragraph" style:parent-style-name="Preformatted_20_Text">
      <style:paragraph-properties fo:margin-top="0cm" fo:margin-bottom="0.499cm" style:contextual-spacing="false" fo:text-align="start" style:justify-single-word="false" style:writing-mode="lr-tb"/>
    </style:style>
    <style:style style:name="P8" style:family="paragraph" style:parent-style-name="Preformatted_20_Text">
      <style:paragraph-properties fo:text-align="start" style:justify-single-word="false" style:writing-mode="lr-tb"/>
    </style:style>
    <style:style style:name="P9" style:family="paragraph" style:parent-style-name="Preformatted_20_Text">
      <style:paragraph-properties fo:margin-top="0cm" fo:margin-bottom="0.499cm" style:contextual-spacing="false"/>
    </style:style>
    <style:style style:name="P10" style:family="paragraph" style:parent-style-name="Standard">
      <style:paragraph-properties fo:text-align="start" style:justify-single-word="false" style:writing-mode="lr-tb"/>
    </style:style>
    <style:style style:name="P11" style:family="paragraph" style:parent-style-name="Text_20_body">
      <style:paragraph-properties fo:text-align="start" style:justify-single-word="false" style:writing-mode="lr-tb"/>
    </style:style>
    <style:style style:name="P12" style:family="paragraph" style:parent-style-name="Text_20_body" style:list-style-name="WWNum2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13" style:family="paragraph" style:parent-style-name="Text_20_body" style:list-style-name="WWNum3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14" style:family="paragraph" style:parent-style-name="Text_20_body" style:list-style-name="WWNum4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15" style:family="paragraph" style:parent-style-name="Text_20_body" style:list-style-name="WWNum5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16" style:family="paragraph" style:parent-style-name="Text_20_body" style:list-style-name="WWNum6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17" style:family="paragraph" style:parent-style-name="Text_20_body" style:list-style-name="WWNum7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18" style:family="paragraph" style:parent-style-name="Text_20_body" style:list-style-name="WWNum8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19" style:family="paragraph" style:parent-style-name="Text_20_body" style:list-style-name="WWNum9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20" style:family="paragraph" style:parent-style-name="Text_20_body" style:list-style-name="WWNum10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21" style:family="paragraph" style:parent-style-name="Text_20_body" style:list-style-name="WWNum11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22" style:family="paragraph" style:parent-style-name="Text_20_body" style:list-style-name="WWNum12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23" style:family="paragraph" style:parent-style-name="Text_20_body" style:list-style-name="WWNum13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24" style:family="paragraph" style:parent-style-name="Text_20_body" style:list-style-name="WWNum14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25" style:family="paragraph" style:parent-style-name="Text_20_body" style:list-style-name="WWNum15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26" style:family="paragraph" style:parent-style-name="Text_20_body" style:list-style-name="WWNum16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27" style:family="paragraph" style:parent-style-name="Text_20_body" style:list-style-name="WWNum17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28" style:family="paragraph" style:parent-style-name="Text_20_body" style:list-style-name="WWNum18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29" style:family="paragraph" style:parent-style-name="Text_20_body" style:list-style-name="WWNum19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30" style:family="paragraph" style:parent-style-name="Text_20_body" style:list-style-name="L1"/>
    <style:style style:name="P31" style:family="paragraph" style:parent-style-name="Text_20_body" style:list-style-name="L2"/>
    <style:style style:name="P32" style:family="paragraph" style:parent-style-name="Text_20_body" style:list-style-name="L3"/>
    <style:style style:name="P33" style:family="paragraph" style:parent-style-name="Text_20_body" style:list-style-name="L4"/>
    <style:style style:name="P34" style:family="paragraph" style:parent-style-name="Text_20_body" style:list-style-name="L5"/>
    <style:style style:name="P35" style:family="paragraph" style:parent-style-name="Text_20_body" style:list-style-name="L6"/>
    <style:style style:name="P36" style:family="paragraph" style:parent-style-name="Text_20_body" style:list-style-name="L7"/>
    <style:style style:name="P37" style:family="paragraph" style:parent-style-name="Text_20_body" style:list-style-name="L8"/>
    <style:style style:name="P38" style:family="paragraph" style:parent-style-name="Text_20_body" style:list-style-name="L9"/>
    <style:style style:name="P39" style:family="paragraph" style:parent-style-name="Text_20_body" style:list-style-name="L10"/>
    <style:style style:name="P40" style:family="paragraph" style:parent-style-name="Text_20_body" style:list-style-name="L11"/>
    <style:style style:name="P41" style:family="paragraph" style:parent-style-name="Text_20_body" style:list-style-name="L12"/>
    <style:style style:name="P42" style:family="paragraph" style:parent-style-name="Text_20_body" style:list-style-name="L13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10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1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1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1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4">Desafios – javascript alura</text:h>
      <text:list xml:id="list13702606" text:style-name="WWNum2">
        <text:list-item>
          <text:p text:style-name="P12">Mostre um alerta com a mensagem "Boas vindas ao nosso site!".</text:p>
        </text:list-item>
        <text:list-item>
          <text:p text:style-name="P12">Declare uma variável chamada <text:span text:style-name="Source_20_Text">nome</text:span> e atribua a ela o valor "Lua".</text:p>
        </text:list-item>
        <text:list-item>
          <text:p text:style-name="P12">Crie uma variável chamada <text:span text:style-name="Source_20_Text">idade</text:span> e atribua a ela o valor 25.</text:p>
        </text:list-item>
        <text:list-item>
          <text:p text:style-name="P12">Defina uma variável <text:span text:style-name="Source_20_Text">numeroDeVendas</text:span> e atribua a ela o valor 50.</text:p>
        </text:list-item>
        <text:list-item>
          <text:p text:style-name="P12">Defina uma variável <text:span text:style-name="Source_20_Text">saldoDisponivel</text:span> e atribua a ela o valor 1000. </text:p>
        </text:list-item>
        <text:list-item>
          <text:p text:style-name="P12">Exiba um alerta com o texto "Erro! Preencha todos os campos"</text:p>
        </text:list-item>
        <text:list-item>
          <text:p text:style-name="P12">Declare uma variável chamada <text:span text:style-name="Source_20_Text">mensagemDeErro</text:span> e atribua a ela o valor "Erro! Preencha todos os campos" Agora exiba um alerta com o valor da variável <text:span text:style-name="Source_20_Text">mensagemDeErro</text:span>.</text:p>
        </text:list-item>
        <text:list-item>
          <text:p text:style-name="P12">Use um prompt para perguntar o nome do usuário e armazená-lo na variável <text:span text:style-name="Source_20_Text">nome</text:span>.</text:p>
        </text:list-item>
        <text:list-item>
          <text:p text:style-name="P12">Peça ao usuário para digitar sua idade usando um prompt e armazene-a na variável <text:span text:style-name="Source_20_Text">idade</text:span>.</text:p>
        </text:list-item>
        <text:list-item>
          <text:p text:style-name="P12">Agora, caso a idade seja maior ou igual que 18, exiba um alerta com a mensagem "Pode tirar a habilitação!".</text:p>
        </text:list-item>
      </text:list>
      <text:p text:style-name="P10"/>
      <text:p text:style-name="P10"/>
      <text:h text:style-name="P2" text:outline-level="4">Desafios - Respostas</text:h>
      <text:list xml:id="list1687319685" text:style-name="WWNum3">
        <text:list-item>
          <text:p text:style-name="P13"><text:bookmark text:name="user-content-desafios---respostas"/>Mostre um alerta com a mensagem "Bem-vindo ao nosso site!". </text:p>
        </text:list-item>
      </text:list>
      <text:p text:style-name="P7">alert('Bem-vindo ao nosso site!');</text:p>
      <text:list xml:id="list43732489" text:style-name="WWNum4">
        <text:list-item>
          <text:p text:style-name="P14">Declare uma variável chamada <text:span text:style-name="Source_20_Text">nome</text:span> e atribua a ela o valor "Lua". </text:p>
        </text:list-item>
      </text:list>
      <text:p text:style-name="P7">let nome = "Lua";</text:p>
      <text:list xml:id="list1877198243" text:style-name="WWNum5">
        <text:list-item>
          <text:p text:style-name="P15">Crie uma variável chamada <text:span text:style-name="Source_20_Text">idade</text:span> e atribua a ela o valor 25. </text:p>
        </text:list-item>
      </text:list>
      <text:p text:style-name="P7">let idade = 25;</text:p>
      <text:list xml:id="list3102876918" text:style-name="WWNum6">
        <text:list-item>
          <text:p text:style-name="P16">Defina uma variável <text:span text:style-name="Source_20_Text">numeroDeVendas</text:span> e atribua a ela o valor 50. </text:p>
        </text:list-item>
      </text:list>
      <text:p text:style-name="P7">let numeroDeVendas = 50;</text:p>
      <text:list xml:id="list1464778490" text:style-name="WWNum7">
        <text:list-item>
          <text:p text:style-name="P17">Defina uma variável <text:span text:style-name="Source_20_Text">saldoDisponivel</text:span> e atribua a ela o valor 1000. </text:p>
        </text:list-item>
      </text:list>
      <text:p text:style-name="P7">let saldoDisponivel = 1000;</text:p>
      <text:list xml:id="list376521894" text:style-name="WWNum8">
        <text:list-item>
          <text:p text:style-name="P18">Exiba um alerta com o texto "Erro! Preencha todos os campos." </text:p>
        </text:list-item>
      </text:list>
      <text:p text:style-name="P7">alert('Erro! Preencha todos os campos');</text:p>
      <text:list xml:id="list2476875443" text:style-name="WWNum9">
        <text:list-item>
          <text:p text:style-name="P19">Declare uma variável chamada <text:span text:style-name="Source_20_Text">mensagemDeErro</text:span> e atribua a ela o valor "Erro! Preencha todos os campos." Agora exiba um alerta com o valor da variável <text:span text:style-name="Source_20_Text">mensagemDeErro</text:span>. </text:p>
        </text:list-item>
      </text:list>
      <text:p text:style-name="P6">let mensagemDeErro = 'Erro! Preencha todos os campos';</text:p>
      <text:p text:style-name="P7">alert(mensagemDeErro);</text:p>
      <text:list xml:id="list2219450209" text:style-name="WWNum10">
        <text:list-item>
          <text:p text:style-name="P20"><text:soft-page-break/>Use um prompt para perguntar o nome do usuário e armazená-lo na variável <text:span text:style-name="Source_20_Text">nome</text:span>. </text:p>
        </text:list-item>
      </text:list>
      <text:p text:style-name="P7">let nome = prompt('Digite o seu nome');</text:p>
      <text:list xml:id="list2360258740" text:style-name="WWNum11">
        <text:list-item>
          <text:p text:style-name="P21">Peça ao usuário para digitar sua idade usando um prompt e armazene-a na variável <text:span text:style-name="Source_20_Text">idade</text:span>. </text:p>
        </text:list-item>
      </text:list>
      <text:p text:style-name="P7">let idade = prompt('Digite a sua idade');</text:p>
      <text:list xml:id="list1339160808" text:style-name="WWNum12">
        <text:list-item>
          <text:p text:style-name="P22">Peça ao usuário para digitar sua idade usando um prompt e armazene-a na variável <text:span text:style-name="Source_20_Text">idade</text:span>. Agora, a idade seja maior ou igual que 18, exiba um alerta com a mensagem "Pode tirar a habilitação!". </text:p>
        </text:list-item>
      </text:list>
      <text:p text:style-name="P6">let idade = prompt('Digite a sua idade');</text:p>
      <text:p text:style-name="P6">if (idade &gt;= 18) {</text:p>
      <text:p text:style-name="P6"><text:s text:c="4"/>alert('Pode tirar a habilitação!'); </text:p>
      <text:p text:style-name="P7">}</text:p>
      <text:p text:style-name="P10"/>
      <text:h text:style-name="P1" text:outline-level="2">Aqui está um resumo dos tópicos ensinados nesta aula:</text:h>
      <text:list xml:id="list1129584963" text:style-name="WWNum13">
        <text:list-item>
          <text:p text:style-name="P23">Preparamos o ambiente de desenvolvimento com a instalação do Visual Studio Code para criar programas utilizando a linguagem JavaScript;</text:p>
        </text:list-item>
        <text:list-item>
          <text:p text:style-name="P23">Entendemos o conceito de variável para guardar informações, como números ou palavras, para usar mais tarde no nosso programa;</text:p>
        </text:list-item>
        <text:list-item>
          <text:p text:style-name="P23">Usamos o <text:span text:style-name="Source_20_Text">alert</text:span> para exibir uma mensagem passando algumas instruções sobre o programa e usamos o <text:span text:style-name="Source_20_Text">prompt</text:span> para interagir com a pessoa permitindo inserir um valor e armazenando em uma variável;</text:p>
        </text:list-item>
        <text:list-item>
          <text:p text:style-name="P23">Criamos um <text:span text:style-name="Source_20_Text">if</text:span>, que é uma instrução em programação que permite ao computador tomar decisões ao executar um bloco de código apenas se uma condição específica for verdadeira.</text:p>
        </text:list-item>
      </text:list>
      <text:p text:style-name="P10"/>
      <text:p text:style-name="P8"><text:span text:style-name="Source_20_Text">alert('Boas vindas ao jogo do número secreto');</text:span></text:p>
      <text:p text:style-name="P8"/>
      <text:p text:style-name="P8"><text:span text:style-name="Source_20_Text">// Adicione um console.log para verificar o valor de "chute" após a entrada do usuário</text:span></text:p>
      <text:p text:style-name="P8"><text:span text:style-name="Source_20_Text">let chute = prompt('Escolha um número entre 1 e 10');</text:span></text:p>
      <text:p text:style-name="P8"><text:span text:style-name="Source_20_Text">console.log('Valor do chute:', chute);</text:span></text:p>
      <text:p text:style-name="P8"/>
      <text:p text:style-name="P8"><text:span text:style-name="Source_20_Text">let numeroSecreto = 4;</text:span></text:p>
      <text:p text:style-name="P8"/>
      <text:p text:style-name="P8"><text:span text:style-name="Source_20_Text">// Adicione um console.log para verificar a comparação entre "chute" e "numeroSecreto"</text:span></text:p>
      <text:p text:style-name="P8"><text:span text:style-name="Source_20_Text">console.log('Resultado da comparação:', chute == numeroSecreto);</text:span></text:p>
      <text:p text:style-name="P8"/>
      <text:p text:style-name="P8"><text:span text:style-name="Source_20_Text">if (chute == numeroSecreto) {</text:span></text:p>
      <text:p text:style-name="P8"><text:span text:style-name="Source_20_Text"><text:s text:c="4"/>alert('Acertou');</text:span></text:p>
      <text:p text:style-name="P8"><text:span text:style-name="Source_20_Text">} else {</text:span></text:p>
      <text:p text:style-name="P8"><text:span text:style-name="Source_20_Text"><text:s text:c="4"/>// Adicione um console.log para verificar o valor de "numeroSecreto" quando o jogador erra</text:span></text:p>
      <text:p text:style-name="P8"><text:span text:style-name="Source_20_Text"><text:s text:c="4"/>console.log('Valor do número secreto:', numeroSecreto);</text:span></text:p>
      <text:p text:style-name="P8"><text:span text:style-name="Source_20_Text"><text:s text:c="4"/>alert('O número secreto era ' + numeroSecreto);</text:span></text:p>
      <text:p text:style-name="P7"><text:span text:style-name="Source_20_Text">}</text:span></text:p>
      <text:p text:style-name="P10"/>
      <text:p text:style-name="P10"><text:soft-page-break/></text:p>
      <text:h text:style-name="P5" text:outline-level="4">Desafios 2 </text:h>
      <text:list xml:id="list3714293345" text:style-name="WWNum14">
        <text:list-item>
          <text:p text:style-name="P24">Pergunte ao usuário qual é o dia da semana. Se a resposta for "Sábado" ou "Domingo", mostre "Bom fim de semana!". Caso contrário, mostre "Boa semana!".</text:p>
        </text:list-item>
        <text:list-item>
          <text:p text:style-name="P24">Verifique se um número digitado pelo usuário é positivo ou negativo. Mostre um alerta informando.</text:p>
        </text:list-item>
        <text:list-item>
          <text:p text:style-name="P24">Crie um sistema de pontuação para um jogo. Se a pontuação for maior ou igual a 100, mostre "Parabéns, você venceu!". Caso contrário, mostre "Tente novamente para ganhar.".</text:p>
        </text:list-item>
        <text:list-item>
          <text:p text:style-name="P24">Crie uma mensagem que informa o usuário sobre o saldo da conta, usando uma template string para incluir o valor do saldo.</text:p>
        </text:list-item>
        <text:list-item>
          <text:p text:style-name="P24">Peça ao usuário para inserir seu nome usando prompt. Em seguida, mostre um alerta de boas-vindas usando esse nome.</text:p>
        </text:list-item>
      </text:list>
      <text:h text:style-name="P3" text:outline-level="4">Desafios - Respostas</text:h>
      <text:list xml:id="list716254836" text:style-name="WWNum15">
        <text:list-item>
          <text:p text:style-name="P25"><text:bookmark text:name="user-content-desafios---respostas1"/>Pergunte ao usuário qual é o dia da semana. Se a resposta for "Sábado" ou "Domingo", mostre "Bom fim de semana!". Caso contrário, mostre "Boa semana!". </text:p>
        </text:list-item>
      </text:list>
      <text:p text:style-name="P8">diaDaSemana = prompt('Qual é o dia da semana?');</text:p>
      <text:p text:style-name="P8">if (diaDaSemana == 'Sábado') {</text:p>
      <text:p text:style-name="P8"><text:s text:c="4"/>alert('Bom fim de semana!');</text:p>
      <text:p text:style-name="P8">} else if (diaDaSemana == 'Domingo') {</text:p>
      <text:p text:style-name="P8"><text:s text:c="4"/>alert('Bom fim de semana!');</text:p>
      <text:p text:style-name="P8">} else {</text:p>
      <text:p text:style-name="P8"><text:s text:c="4"/>alert('Boa semana!');</text:p>
      <text:p text:style-name="P7">}</text:p>
      <text:list xml:id="list3522504511" text:style-name="WWNum16">
        <text:list-item>
          <text:p text:style-name="P26">Verifique se um número digitado pelo usuário é positivo ou negativo. Mostre um alerta informando. </text:p>
        </text:list-item>
      </text:list>
      <text:p text:style-name="P8">numero = prompt('Digite um positivo ou negativo');</text:p>
      <text:p text:style-name="P8">if (numero &gt; 0) {</text:p>
      <text:p text:style-name="P8"><text:s text:c="4"/>alert('Número positivo!');</text:p>
      <text:p text:style-name="P8">} else {</text:p>
      <text:p text:style-name="P8"><text:s text:c="4"/>alert('Número negativo!');</text:p>
      <text:p text:style-name="P7">}</text:p>
      <text:list xml:id="list3400512897" text:style-name="WWNum17">
        <text:list-item>
          <text:p text:style-name="P27">Crie um sistema de pontuação para um jogo. Se a pontuação for maior ou igual a 100, mostre "Parabéns, você venceu!" no console do navegador. Caso contrário, mostre "Tente novamente para ganhar.". </text:p>
        </text:list-item>
      </text:list>
      <text:p text:style-name="P8">pontuacao = 105;</text:p>
      <text:p text:style-name="P8">if (pontuacao &gt;= 100) {</text:p>
      <text:p text:style-name="P8"><text:s text:c="4"/>console.log('Parabéns, você venceu!');</text:p>
      <text:p text:style-name="P8">} else {</text:p>
      <text:p text:style-name="P8"><text:s text:c="4"/>console.log('Tente novamente para ganhar.');</text:p>
      <text:p text:style-name="P7">}</text:p>
      <text:list xml:id="list1027516425" text:style-name="WWNum18">
        <text:list-item>
          <text:p text:style-name="P28">Crie uma mensagem que informa o usuário sobre o saldo da conta, usando uma template string para incluir o valor do saldo. </text:p>
        </text:list-item>
      </text:list>
      <text:p text:style-name="P8">let saldoConta = 500; // Exemplo de saldo</text:p>
      <text:p text:style-name="P7">alert(`Seu saldo é de R$${saldoConta}.`);</text:p>
      <text:list xml:id="list1389736236" text:style-name="WWNum19">
        <text:list-item>
          <text:p text:style-name="P29"><text:soft-page-break/>Peça ao usuário para inserir seu nome usando prompt. Em seguida, mostre um alerta de boas-vindas usando esse nome. </text:p>
        </text:list-item>
      </text:list>
      <text:p text:style-name="P8">let nome = prompt('Qual o seu nome?');</text:p>
      <text:p text:style-name="P7">alert(`Boas vindas ${nome}`);</text:p>
      <text:p text:style-name="P11"/>
      <text:p text:style-name="P10"><text:a xlink:type="simple" xlink:href="https://developer.mozilla.org/pt-BR/docs/Web/JavaScript/Reference/Lexical_grammar#automatic_semicolon_insertion" text:style-name="Internet_20_link" text:visited-style-name="Visited_20_Internet_20_Link"><text:span text:style-name="Internet_20_link">https://developer.mozilla.org/pt-BR/docs/Web/JavaScript/Reference/Lexical_grammar#automatic_semicolon_insertion</text:span></text:a> – documentação javascript</text:p>
      <text:p text:style-name="P10"/>
      <text:p text:style-name="P10"/>
      <text:p text:style-name="P10"/>
      <text:p text:style-name="P10"/>
      <text:p text:style-name="P10"/>
      <text:h text:style-name="P4" text:outline-level="4">Aquecendo na programação - Respostas</text:h>
      <text:list xml:id="list1895734167" text:style-name="L1">
        <text:list-item>
          <text:p text:style-name="P30"><text:bookmark text:name="user-content-aquecendo-na-programação---respostas"/>Crie um programa que utilize o <text:span text:style-name="Source_20_Text">console.log</text:span> para exibir uma mensagem de boas-vindas. </text:p>
        </text:list-item>
      </text:list>
      <text:p text:style-name="P9">console.log('Boas vindas');</text:p>
      <text:list xml:id="list2730879759" text:style-name="L2">
        <text:list-item>
          <text:p text:style-name="P31">Crie uma variável chamada "nome" e atribua a ela o seu nome. Em seguida, utilize o console.log para exibir a mensagem "Olá, [seu nome]!" no console do navegador. </text:p>
        </text:list-item>
      </text:list>
      <text:p text:style-name="Preformatted_20_Text">let nome = 'Gui Lima';</text:p>
      <text:p text:style-name="P9">console.log(`Olá, ${nome}!`);</text:p>
      <text:list xml:id="list3092557558" text:style-name="L3">
        <text:list-item>
          <text:p text:style-name="P32">Crie uma variável chamada "nome" e atribua a ela o seu nome. Em seguida, utilize o <text:span text:style-name="Source_20_Text">alert</text:span> para exibir a mensagem "Olá, [seu nome]!". </text:p>
        </text:list-item>
      </text:list>
      <text:p text:style-name="Preformatted_20_Text">let nome = 'Gui Lima';</text:p>
      <text:p text:style-name="P9">alert(`Olá, ${nome}!`);</text:p>
      <text:list xml:id="list2561962473" text:style-name="L4">
        <text:list-item>
          <text:p text:style-name="P33">Utilize o <text:span text:style-name="Source_20_Text">prompt</text:span> e faça a seguinte pergunta: <text:span text:style-name="Source_20_Text">Qual a linguagem de programação que você mais gosta?</text:span>. Em seguida, armazene a resposta em uma variável e mostre no console do navegador. </text:p>
        </text:list-item>
      </text:list>
      <text:p text:style-name="Preformatted_20_Text">let linguagemPreferida = prompt('Qual <text:s/>a linguagem de programação que você mais gosta?');</text:p>
      <text:p text:style-name="P9">console.log(linguagemPreferida);</text:p>
      <text:list xml:id="list2598317152" text:style-name="L5">
        <text:list-item>
          <text:p text:style-name="P34">Crie uma variável chamada "valor1" e outra chamada "valor2", atribuindo a elas valores numéricos de sua escolha. Em seguida, realize a soma desses dois valores e armazene o resultado em uma terceira variável chamada "resultado". Utilize o console.log para mostrar a mensagem "A soma de [valor1] e [valor2] é igual a [resultado]." no console. </text:p>
        </text:list-item>
      </text:list>
      <text:p text:style-name="Preformatted_20_Text">let valor1 = 42;</text:p>
      <text:p text:style-name="Preformatted_20_Text">let valor2 = 8;</text:p>
      <text:p text:style-name="Preformatted_20_Text">let resultado = valor1 + valor2;</text:p>
      <text:p text:style-name="Preformatted_20_Text"/>
      <text:p text:style-name="P9">console.log(`A soma de ${valor1} e ${valor2} é igual a ${resultado}.`)</text:p>
      <text:list xml:id="list764729118" text:style-name="L6">
        <text:list-item>
          <text:p text:style-name="P35">Crie uma variável chamada "valor1" e outra chamada "valor2", atribuindo a elas valores numéricos de sua escolha. Em seguida, realize a subtração desses dois valores e armazene o <text:soft-page-break/>resultado em uma terceira variável chamada "resultado". Utilize o console.log para mostrar a mensagem "A diferença entre [valor1] e [valor2] é igual a [resultado]." no console. </text:p>
        </text:list-item>
      </text:list>
      <text:p text:style-name="Preformatted_20_Text">let valor1 = 10;</text:p>
      <text:p text:style-name="Preformatted_20_Text">let valor2 = 8;</text:p>
      <text:p text:style-name="Preformatted_20_Text">let resultado = valor1 - valor2;</text:p>
      <text:p text:style-name="Preformatted_20_Text"/>
      <text:p text:style-name="P9">console.log(`A diferença entre ${valor1} e ${valor2} é igual a ${resultado}.`);</text:p>
      <text:list xml:id="list1819327426" text:style-name="L7">
        <text:list-item>
          <text:p text:style-name="P36">Peça ao usuário para inserir sua idade com prompt. Com base na idade inserida, utilize um if para verificar se a pessoa é maior ou menor de idade, exibindo uma mensagem apropriada no console. </text:p>
        </text:list-item>
      </text:list>
      <text:p text:style-name="Preformatted_20_Text">let idade = prompt('Digite a sua idade:');</text:p>
      <text:p text:style-name="Preformatted_20_Text">if (idade &gt; 17) {</text:p>
      <text:p text:style-name="Preformatted_20_Text"><text:s text:c="4"/>console.log('Você é maior de idade.');</text:p>
      <text:p text:style-name="Preformatted_20_Text">} else {</text:p>
      <text:p text:style-name="Preformatted_20_Text"><text:s text:c="4"/>console.log('Você é menor de idade.');</text:p>
      <text:p text:style-name="P9">}</text:p>
      <text:list xml:id="list3708582433" text:style-name="L8">
        <text:list-item>
          <text:p text:style-name="P37">Crie uma variável "numero" e peça um valor com <text:span text:style-name="Source_20_Text">prompt</text:span> verifique se é positivo, negativo ou zero. Use if-else para imprimir a respectiva mensagem. </text:p>
        </text:list-item>
      </text:list>
      <text:p text:style-name="Preformatted_20_Text">var numero = parseFloat(prompt("Digite um número:"));</text:p>
      <text:p text:style-name="Preformatted_20_Text"/>
      <text:p text:style-name="Preformatted_20_Text"/>
      <text:p text:style-name="Preformatted_20_Text">if (numero &gt; 0) {</text:p>
      <text:p text:style-name="Preformatted_20_Text"><text:s text:c="4"/>console.log("O número é positivo.");</text:p>
      <text:p text:style-name="Preformatted_20_Text">} else if (numero &lt; 0) {</text:p>
      <text:p text:style-name="Preformatted_20_Text"><text:s text:c="4"/>console.log("O número é negativo.");</text:p>
      <text:p text:style-name="Preformatted_20_Text">} else {</text:p>
      <text:p text:style-name="Preformatted_20_Text"><text:s text:c="4"/>console.log("O número é zero.");</text:p>
      <text:p text:style-name="P9">}</text:p>
      <text:list xml:id="list3714351860" text:style-name="L9">
        <text:list-item>
          <text:p text:style-name="P38">Use um loop while para imprimir os números de 1 a 10 no console. </text:p>
        </text:list-item>
      </text:list>
      <text:p text:style-name="Preformatted_20_Text">let numero = 1;</text:p>
      <text:p text:style-name="Preformatted_20_Text">while (numero &lt;= 10) {</text:p>
      <text:p text:style-name="Preformatted_20_Text"><text:s text:c="4"/>console.log(numero);</text:p>
      <text:p text:style-name="Preformatted_20_Text"><text:s text:c="4"/>numero++;</text:p>
      <text:p text:style-name="P9">}</text:p>
      <text:list xml:id="list577011889" text:style-name="L10">
        <text:list-item>
          <text:p text:style-name="P39">Crie uma variável "nota" e atribua um valor numérico a ela. Use if-else para determinar se a nota é maior ou igual a 7 e exiba "Aprovado" ou "Reprovado" no console. </text:p>
        </text:list-item>
      </text:list>
      <text:p text:style-name="Preformatted_20_Text">let nota = 8; // Substitua pelo valor da nota que deseja testar</text:p>
      <text:p text:style-name="Preformatted_20_Text"/>
      <text:p text:style-name="Preformatted_20_Text">if (nota &gt;= 7) {</text:p>
      <text:p text:style-name="Preformatted_20_Text"><text:s text:c="4"/>console.log("Aprovado");</text:p>
      <text:p text:style-name="Preformatted_20_Text">} else {</text:p>
      <text:p text:style-name="Preformatted_20_Text"><text:s text:c="4"/>console.log("Reprovado");</text:p>
      <text:p text:style-name="P9">}</text:p>
      <text:list xml:id="list55355707" text:style-name="L11">
        <text:list-item>
          <text:p text:style-name="P40">Use o <text:span text:style-name="Source_20_Text">Math.ramdon</text:span> para gerar qualquer número aleatório e exiba esse número no console. </text:p>
        </text:list-item>
      </text:list>
      <text:p text:style-name="Preformatted_20_Text">let numeroAleatorio = Math.random();</text:p>
      <text:p text:style-name="P9">console.log(numeroAleatorio);</text:p>
      <text:list xml:id="list4061037506" text:style-name="L12">
        <text:list-item>
          <text:p text:style-name="P41"><text:soft-page-break/>Use o <text:span text:style-name="Source_20_Text">Math.ramdon</text:span> para gerar um número inteiro entre 1 e 10 e exiba esse número no console. </text:p>
        </text:list-item>
      </text:list>
      <text:p text:style-name="Preformatted_20_Text">let numeroInteiroAleatorio = parseInt(Math.random() * 10) + 1;</text:p>
      <text:p text:style-name="P9">console.log(numeroInteiroAleatorio);</text:p>
      <text:list xml:id="list1007170518" text:style-name="L13">
        <text:list-item>
          <text:p text:style-name="P42">Use o <text:span text:style-name="Source_20_Text">Math.ramdon</text:span> para gerar um número inteiro entre 1 e 1000 e exiba esse número no console. </text:p>
        </text:list-item>
      </text:list>
      <text:p text:style-name="Preformatted_20_Text">let numeroInteiroAleatorio = parseInt(Math.random() * 1000) + 1;</text:p>
      <text:p text:style-name="P9">console.log(numeroInteiroAleatorio);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1" fo:font-family="'Liberation Serif'" style:font-family-generic="swiss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1" fo:font-family="'Liberation Serif'" style:font-family-generic="swiss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Symbol1" style:font-family-complex="Symbol" style:font-family-generic-complex="system" style:font-pitch-complex="variable"/>
    </style:style>
    <style:style style:name="ListLabel_20_111" style:display-name="ListLabel 111" style:family="text">
      <style:text-properties style:font-name-complex="Symbol1" style:font-family-complex="Symbol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Symbol1" style:font-family-complex="Symbol" style:font-family-generic-complex="system" style:font-pitch-complex="variable"/>
    </style:style>
    <style:style style:name="ListLabel_20_114" style:display-name="ListLabel 114" style:family="text">
      <style:text-properties style:font-name-complex="Symbol1" style:font-family-complex="Symbol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Symbol1" style:font-family-complex="Symbol" style:font-family-generic-complex="system" style:font-pitch-complex="variable"/>
    </style:style>
    <style:style style:name="ListLabel_20_117" style:display-name="ListLabel 117" style:family="text">
      <style:text-properties style:font-name-complex="Symbol1" style:font-family-complex="Symbol" style:font-family-generic-complex="system" style:font-pitch-complex="variable"/>
    </style:style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 text:start-value="7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 text:start-value="8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 text:start-value="9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 text:start-value="10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6T16:02:23</meta:creation-date>
    <dc:language>pt-BR</dc:language>
    <dc:date>2024-04-20T14:12:15.861406849</dc:date>
    <meta:editing-cycles>4</meta:editing-cycles>
    <meta:editing-duration>PT1M13S</meta:editing-duration>
    <meta:generator>LibreOffice/7.3.7.2$Linux_X86_64 LibreOffice_project/30$Build-2</meta:generator>
    <meta:document-statistic meta:table-count="0" meta:image-count="0" meta:object-count="0" meta:page-count="6" meta:paragraph-count="152" meta:word-count="1503" meta:character-count="9240" meta:non-whitespace-character-count="7818"/>
    <meta:user-defined meta:name="AppVersion">15.0000</meta:user-defined>
  </office:meta>
</office:document-meta>
</file>